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2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fill="solid" draw:fill-color="#ffb66c" draw:textarea-horizontal-align="justify" draw:textarea-vertical-align="middle" draw:auto-grow-height="false" fo:min-height="0.282cm" fo:min-width="0.032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objectwithoutfill">
      <style:graphic-properties svg:stroke-color="#ffb66c"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907cm"/>
      <style:paragraph-properties style:writing-mode="lr-tb"/>
    </style:style>
    <style:style style:name="gr16" style:family="graphic" style:parent-style-name="objectwithoutfill">
      <style:graphic-properties svg:stroke-width="0.05cm" svg:stroke-color="#ffb66c" draw:marker-start-width="0.28cm" draw:marker-end="Arrowheads_20_5" draw:marker-end-width="0.38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textarea-horizontal-align="justify" draw:textarea-vertical-align="middle" draw:auto-grow-height="false" fo:min-height="3cm" fo:min-width="0.2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b66c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0.75cm" svg:x="6cm" svg:y="3.2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5cm" svg:height="0.75cm" svg:x="6cm" svg:y="5.75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25cm" svg:height="0.75cm" svg:x="6cm" svg:y="4.501cm">
          <text:p text:style-name="P1">B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625cm" svg:y1="4cm" svg:x2="7.625cm" svg:y2="4.501cm" draw:start-shape="id1" draw:start-glue-point="2" draw:end-shape="id2" draw:end-glue-point="0" svg:d="M7625 4000v501" svg:viewBox="0 0 1 502">
          <text:p/>
        </draw:connector>
        <draw:connector draw:style-name="gr3" draw:text-style-name="P2" draw:layer="layout" draw:type="line" svg:x1="7.625cm" svg:y1="5.251cm" svg:x2="7.625cm" svg:y2="5.75cm" draw:start-shape="id2" draw:end-shape="id3" svg:d="M7625 5251v499" svg:viewBox="0 0 1 500">
          <text:p/>
        </draw:connector>
        <draw:custom-shape draw:style-name="gr1" draw:text-style-name="P1" xml:id="id4" draw:id="id4" draw:layer="layout" svg:width="3.25cm" svg:height="0.75cm" svg:x="6cm" svg:y="8.25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5cm" svg:height="0.75cm" svg:x="6cm" svg:y="10.75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25cm" svg:height="0.75cm" svg:x="6cm" svg:y="9.501cm">
          <text:p text:style-name="P1">E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625cm" svg:y1="9cm" svg:x2="7.625cm" svg:y2="9.501cm" draw:start-shape="id4" draw:start-glue-point="2" draw:end-shape="id5" draw:end-glue-point="0" svg:d="M7625 9000v501" svg:viewBox="0 0 1 502">
          <text:p/>
        </draw:connector>
        <draw:connector draw:style-name="gr3" draw:text-style-name="P2" draw:layer="layout" draw:type="line" svg:x1="7.625cm" svg:y1="10.251cm" svg:x2="7.625cm" svg:y2="10.75cm" draw:start-shape="id5" draw:end-shape="id6" svg:d="M7625 10251v499" svg:viewBox="0 0 1 500">
          <text:p/>
        </draw:connector>
        <draw:custom-shape draw:style-name="gr1" draw:text-style-name="P1" xml:id="id7" draw:id="id7" draw:layer="layout" svg:width="3.25cm" svg:height="0.75cm" svg:x="6cm" svg:y="13.25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25cm" svg:height="0.75cm" svg:x="6cm" svg:y="15.75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25cm" svg:height="0.75cm" svg:x="6cm" svg:y="14.501cm">
          <text:p text:style-name="P1">H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7.625cm" svg:y1="14cm" svg:x2="7.625cm" svg:y2="14.501cm" draw:start-shape="id7" draw:start-glue-point="2" draw:end-shape="id8" draw:end-glue-point="0" svg:d="M7625 14000v501" svg:viewBox="0 0 1 502">
          <text:p/>
        </draw:connector>
        <draw:connector draw:style-name="gr3" draw:text-style-name="P2" draw:layer="layout" draw:type="line" svg:x1="7.625cm" svg:y1="15.251cm" svg:x2="7.625cm" svg:y2="15.75cm" draw:start-shape="id8" draw:end-shape="id9" svg:d="M7625 15251v499" svg:viewBox="0 0 1 500">
          <text:p/>
        </draw:connector>
        <draw:custom-shape draw:style-name="gr4" draw:text-style-name="P3" xml:id="id10" draw:id="id10" draw:layer="layout" svg:width="0.75cm" svg:height="0.75cm" svg:x="7.25cm" svg:y="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625cm" svg:y1="6.5cm" svg:x2="7.625cm" svg:y2="7cm" draw:start-shape="id3" draw:start-glue-point="2" draw:end-shape="id10" draw:end-glue-point="4" svg:d="M7625 6500v500" svg:viewBox="0 0 1 501">
          <text:p/>
        </draw:connector>
        <draw:connector draw:style-name="gr6" draw:text-style-name="P2" draw:layer="layout" draw:type="line" svg:x1="7.625cm" svg:y1="7.75cm" svg:x2="7.625cm" svg:y2="8.25cm" draw:start-shape="id10" draw:start-glue-point="8" draw:end-shape="id4" draw:end-glue-point="0" svg:d="M7625 7750v500" svg:viewBox="0 0 1 501">
          <text:p/>
        </draw:connector>
        <draw:connector draw:style-name="gr7" draw:text-style-name="P2" draw:layer="layout" svg:x1="9.25cm" svg:y1="3.625cm" svg:x2="8cm" svg:y2="7.375cm" draw:start-shape="id1" draw:start-glue-point="1" draw:end-shape="id10" draw:end-glue-point="10" svg:d="M9250 3625h501v3750h-1751" svg:viewBox="0 0 1752 3751">
          <text:p/>
        </draw:connector>
        <draw:custom-shape draw:style-name="gr4" draw:text-style-name="P3" xml:id="id11" draw:id="id11" draw:layer="layout" svg:width="0.75cm" svg:height="0.75cm" svg:x="7.25cm" svg:y="12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625cm" svg:y1="11.5cm" svg:x2="7.625cm" svg:y2="12cm" draw:start-shape="id6" draw:end-shape="id11" draw:end-glue-point="4" svg:d="M7625 11500v500" svg:viewBox="0 0 1 501">
          <text:p/>
        </draw:connector>
        <draw:connector draw:style-name="gr6" draw:text-style-name="P2" draw:layer="layout" draw:type="line" svg:x1="7.625cm" svg:y1="12.75cm" svg:x2="7.625cm" svg:y2="13.25cm" draw:start-shape="id11" draw:start-glue-point="8" draw:end-shape="id7" svg:d="M7625 12750v500" svg:viewBox="0 0 1 501">
          <text:p/>
        </draw:connector>
        <draw:connector draw:style-name="gr7" draw:text-style-name="P2" draw:layer="layout" svg:x1="9.25cm" svg:y1="8.625cm" svg:x2="8cm" svg:y2="12.375cm" draw:start-shape="id4" draw:start-glue-point="1" draw:end-shape="id11" draw:end-glue-point="10" svg:d="M9250 8625h501v3750h-1751" svg:viewBox="0 0 1752 3751">
          <text:p/>
        </draw:connector>
        <draw:custom-shape draw:style-name="gr4" draw:text-style-name="P3" xml:id="id12" draw:id="id12" draw:layer="layout" svg:width="0.75cm" svg:height="0.75cm" svg:x="7.25cm" svg:y="17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line" svg:x1="7.625cm" svg:y1="16.5cm" svg:x2="7.625cm" svg:y2="17cm" draw:end-shape="id12" draw:end-glue-point="4" svg:d="M7625 16500v500" svg:viewBox="0 0 1 501">
          <text:p/>
        </draw:connector>
        <draw:connector draw:style-name="gr6" draw:text-style-name="P2" draw:layer="layout" draw:type="line" svg:x1="7.625cm" svg:y1="17.75cm" svg:x2="7.625cm" svg:y2="18.25cm" draw:start-shape="id12" draw:start-glue-point="8" svg:d="M7625 17750v500" svg:viewBox="0 0 1 501">
          <text:p/>
        </draw:connector>
        <draw:connector draw:style-name="gr7" draw:text-style-name="P2" draw:layer="layout" svg:x1="9.25cm" svg:y1="13.625cm" svg:x2="8cm" svg:y2="17.375cm" draw:start-shape="id7" draw:start-glue-point="1" draw:end-shape="id12" draw:end-glue-point="10" svg:d="M9250 13625h501v3750h-1751" svg:viewBox="0 0 1752 3751">
          <text:p/>
        </draw:connector>
        <draw:custom-shape draw:style-name="gr1" draw:text-style-name="P1" xml:id="id14" draw:id="id14" draw:layer="layout" svg:width="3.25cm" svg:height="0.75cm" svg:x="6cm" svg:y="19.5cm">
          <text:p text:style-name="P1">Den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3.25cm" svg:height="0.75cm" svg:x="6cm" svg:y="18.251cm">
          <text:p text:style-name="P1">Flatten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3.25cm" svg:height="0.75cm" svg:x="6cm" svg:y="22cm">
          <text:p text:style-name="P1">Dense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3.25cm" svg:height="0.75cm" svg:x="6cm" svg:y="20.751cm">
          <text:p text:style-name="P1">Dropout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7.625cm" svg:y1="19.001cm" svg:x2="7.625cm" svg:y2="19.5cm" draw:start-shape="id13" draw:start-glue-point="2" draw:end-shape="id14" draw:end-glue-point="0" svg:d="M7625 19001v499" svg:viewBox="0 0 1 500">
          <text:p/>
        </draw:connector>
        <draw:connector draw:style-name="gr9" draw:text-style-name="P2" draw:layer="layout" draw:type="line" svg:x1="7.625cm" svg:y1="20.25cm" svg:x2="7.625cm" svg:y2="20.751cm" draw:start-shape="id14" draw:start-glue-point="2" draw:end-shape="id15" draw:end-glue-point="0" svg:d="M7625 20250v501" svg:viewBox="0 0 1 502">
          <text:p/>
        </draw:connector>
        <draw:connector draw:style-name="gr10" draw:text-style-name="P2" draw:layer="layout" draw:type="line" svg:x1="7.625cm" svg:y1="21.501cm" svg:x2="7.625cm" svg:y2="22cm" draw:start-shape="id15" draw:end-shape="id16" draw:end-glue-point="0" svg:d="M7625 21501v499" svg:viewBox="0 0 1 500">
          <text:p/>
        </draw:connector>
        <draw:connector draw:style-name="gr11" draw:text-style-name="P2" draw:layer="layout" draw:type="line" svg:x1="7.625cm" svg:y1="2.25cm" svg:x2="7.625cm" svg:y2="3.25cm" draw:start-shape="id17" draw:start-glue-point="2" draw:end-shape="id1" draw:end-glue-point="0" svg:d="M7625 2250v1000" svg:viewBox="0 0 1 1001">
          <text:p/>
        </draw:connector>
        <draw:connector draw:style-name="gr12" draw:text-style-name="P2" draw:layer="layout" draw:type="line" svg:x1="7.625cm" svg:y1="22.75cm" svg:x2="7.625cm" svg:y2="23.985cm" draw:start-shape="id16" draw:start-glue-point="2" draw:end-shape="id18" draw:end-glue-point="0" svg:d="M7625 22750v1235" svg:viewBox="0 0 1 1236">
          <text:p/>
        </draw:connector>
        <draw:frame draw:style-name="gr13" draw:text-style-name="P4" xml:id="id17" draw:id="id17" draw:layer="layout" svg:width="1.912cm" svg:height="0.962cm" svg:x="6.669cm" svg:y="1.288cm">
          <draw:text-box>
            <text:p>Input</text:p>
          </draw:text-box>
        </draw:frame>
        <draw:frame draw:style-name="gr13" draw:text-style-name="P4" xml:id="id18" draw:id="id18" draw:layer="layout" svg:width="2.407cm" svg:height="0.962cm" svg:x="6.422cm" svg:y="23.985cm">
          <draw:text-box>
            <text:p>Output</text:p>
          </draw:text-box>
        </draw:frame>
        <draw:custom-shape draw:style-name="gr1" draw:text-style-name="P1" xml:id="id19" draw:id="id19" draw:layer="layout" svg:width="3.25cm" svg:height="0.75cm" svg:x="13.5cm" svg:y="3.462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1" draw:id="id21" draw:layer="layout" svg:width="3.25cm" svg:height="0.75cm" svg:x="13.5cm" svg:y="5.962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0" draw:id="id20" draw:layer="layout" svg:width="3.25cm" svg:height="0.75cm" svg:x="13.5cm" svg:y="4.713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125cm" svg:y1="4.212cm" svg:x2="15.125cm" svg:y2="4.713cm" draw:start-shape="id19" draw:start-glue-point="2" draw:end-shape="id20" draw:end-glue-point="0" svg:d="M15125 4212v501" svg:viewBox="0 0 1 502">
          <text:p/>
        </draw:connector>
        <draw:connector draw:style-name="gr3" draw:text-style-name="P2" draw:layer="layout" draw:type="line" svg:x1="15.125cm" svg:y1="5.463cm" svg:x2="15.125cm" svg:y2="5.962cm" draw:start-shape="id20" draw:end-shape="id21" svg:d="M15125 5463v499" svg:viewBox="0 0 1 500">
          <text:p/>
        </draw:connector>
        <draw:custom-shape draw:style-name="gr1" draw:text-style-name="P1" xml:id="id22" draw:id="id22" draw:layer="layout" svg:width="3.25cm" svg:height="0.75cm" svg:x="13.5cm" svg:y="8.462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4" draw:id="id24" draw:layer="layout" svg:width="3.25cm" svg:height="0.75cm" svg:x="13.5cm" svg:y="10.962cm">
          <text:p text:style-name="P1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3" draw:id="id23" draw:layer="layout" svg:width="3.25cm" svg:height="0.75cm" svg:x="13.5cm" svg:y="9.713cm">
          <text:p text:style-name="P1">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125cm" svg:y1="9.212cm" svg:x2="15.125cm" svg:y2="9.713cm" draw:start-shape="id22" draw:start-glue-point="2" draw:end-shape="id23" draw:end-glue-point="0" svg:d="M15125 9212v501" svg:viewBox="0 0 1 502">
          <text:p/>
        </draw:connector>
        <draw:connector draw:style-name="gr3" draw:text-style-name="P2" draw:layer="layout" draw:type="line" svg:x1="15.125cm" svg:y1="10.463cm" svg:x2="15.125cm" svg:y2="10.962cm" draw:start-shape="id23" draw:end-shape="id24" svg:d="M15125 10463v499" svg:viewBox="0 0 1 500">
          <text:p/>
        </draw:connector>
        <draw:custom-shape draw:style-name="gr1" draw:text-style-name="P1" xml:id="id25" draw:id="id25" draw:layer="layout" svg:width="3.25cm" svg:height="0.75cm" svg:x="13.5cm" svg:y="13.462cm">
          <text:p text:style-name="P1">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7" draw:id="id27" draw:layer="layout" svg:width="3.25cm" svg:height="0.75cm" svg:x="13.5cm" svg:y="15.962cm">
          <text:p text:style-name="P1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6" draw:id="id26" draw:layer="layout" svg:width="3.25cm" svg:height="0.75cm" svg:x="13.5cm" svg:y="14.713cm">
          <text:p text:style-name="P1">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.125cm" svg:y1="14.212cm" svg:x2="15.125cm" svg:y2="14.713cm" draw:start-shape="id25" draw:start-glue-point="2" draw:end-shape="id26" draw:end-glue-point="0" svg:d="M15125 14212v501" svg:viewBox="0 0 1 502">
          <text:p/>
        </draw:connector>
        <draw:connector draw:style-name="gr3" draw:text-style-name="P2" draw:layer="layout" draw:type="line" svg:x1="15.125cm" svg:y1="15.463cm" svg:x2="15.125cm" svg:y2="15.962cm" draw:start-shape="id26" draw:end-shape="id27" svg:d="M15125 15463v499" svg:viewBox="0 0 1 500">
          <text:p/>
        </draw:connector>
        <draw:custom-shape draw:style-name="gr4" draw:text-style-name="P3" xml:id="id28" draw:id="id28" draw:layer="layout" svg:width="0.75cm" svg:height="0.75cm" svg:x="14.75cm" svg:y="7.212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5.125cm" svg:y1="6.712cm" svg:x2="15.125cm" svg:y2="7.212cm" draw:start-shape="id21" draw:start-glue-point="2" draw:end-shape="id28" draw:end-glue-point="4" svg:d="M15125 6712v500" svg:viewBox="0 0 1 501">
          <text:p/>
        </draw:connector>
        <draw:connector draw:style-name="gr6" draw:text-style-name="P2" draw:layer="layout" draw:type="line" svg:x1="15.125cm" svg:y1="7.962cm" svg:x2="15.125cm" svg:y2="8.462cm" draw:start-shape="id28" draw:start-glue-point="8" draw:end-shape="id22" draw:end-glue-point="0" svg:d="M15125 7962v500" svg:viewBox="0 0 1 501">
          <text:p/>
        </draw:connector>
        <draw:connector draw:style-name="gr7" draw:text-style-name="P2" draw:layer="layout" svg:x1="16.75cm" svg:y1="3.837cm" svg:x2="15.5cm" svg:y2="7.587cm" draw:start-shape="id19" draw:start-glue-point="1" draw:end-shape="id28" draw:end-glue-point="10" svg:d="M16750 3837h501v3750h-1751" svg:viewBox="0 0 1752 3751">
          <text:p/>
        </draw:connector>
        <draw:custom-shape draw:style-name="gr4" draw:text-style-name="P3" xml:id="id29" draw:id="id29" draw:layer="layout" svg:width="0.75cm" svg:height="0.75cm" svg:x="14.75cm" svg:y="12.212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5.125cm" svg:y1="11.712cm" svg:x2="15.125cm" svg:y2="12.212cm" draw:start-shape="id24" draw:end-shape="id29" draw:end-glue-point="4" svg:d="M15125 11712v500" svg:viewBox="0 0 1 501">
          <text:p/>
        </draw:connector>
        <draw:connector draw:style-name="gr6" draw:text-style-name="P2" draw:layer="layout" draw:type="line" svg:x1="15.125cm" svg:y1="12.962cm" svg:x2="15.125cm" svg:y2="13.462cm" draw:start-shape="id29" draw:start-glue-point="8" draw:end-shape="id25" svg:d="M15125 12962v500" svg:viewBox="0 0 1 501">
          <text:p/>
        </draw:connector>
        <draw:connector draw:style-name="gr7" draw:text-style-name="P2" draw:layer="layout" svg:x1="16.75cm" svg:y1="8.837cm" svg:x2="15.5cm" svg:y2="12.587cm" draw:start-shape="id22" draw:start-glue-point="1" draw:end-shape="id29" draw:end-glue-point="10" svg:d="M16750 8837h501v3750h-1751" svg:viewBox="0 0 1752 3751">
          <text:p/>
        </draw:connector>
        <draw:custom-shape draw:style-name="gr4" draw:text-style-name="P3" xml:id="id30" draw:id="id30" draw:layer="layout" svg:width="0.75cm" svg:height="0.75cm" svg:x="14.75cm" svg:y="17.212cm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5.125cm" svg:y1="16.712cm" svg:x2="15.125cm" svg:y2="17.212cm" draw:end-shape="id30" draw:end-glue-point="4" svg:d="M15125 16712v500" svg:viewBox="0 0 1 501">
          <text:p/>
        </draw:connector>
        <draw:connector draw:style-name="gr6" draw:text-style-name="P2" draw:layer="layout" draw:type="line" svg:x1="15.125cm" svg:y1="17.962cm" svg:x2="15.125cm" svg:y2="18.462cm" draw:start-shape="id30" draw:start-glue-point="8" svg:d="M15125 17962v500" svg:viewBox="0 0 1 501">
          <text:p/>
        </draw:connector>
        <draw:connector draw:style-name="gr7" draw:text-style-name="P2" draw:layer="layout" svg:x1="16.75cm" svg:y1="13.837cm" svg:x2="15.5cm" svg:y2="17.587cm" draw:start-shape="id25" draw:start-glue-point="1" draw:end-shape="id30" draw:end-glue-point="10" svg:d="M16750 13837h501v3750h-1751" svg:viewBox="0 0 1752 3751">
          <text:p/>
        </draw:connector>
        <draw:custom-shape draw:style-name="gr1" draw:text-style-name="P1" xml:id="id32" draw:id="id32" draw:layer="layout" svg:width="3.25cm" svg:height="0.75cm" svg:x="13.5cm" svg:y="19.712cm">
          <text:p text:style-name="P1">Den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1" draw:id="id31" draw:layer="layout" svg:width="3.25cm" svg:height="0.75cm" svg:x="13.5cm" svg:y="18.463cm">
          <text:p text:style-name="P1">Flat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4" draw:id="id34" draw:layer="layout" svg:width="3.25cm" svg:height="0.75cm" svg:x="13.5cm" svg:y="22.212cm">
          <text:p text:style-name="P1">Den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3" draw:id="id33" draw:layer="layout" svg:width="3.25cm" svg:height="0.75cm" svg:x="13.5cm" svg:y="20.963cm">
          <text:p text:style-name="P1">Drop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15.125cm" svg:y1="19.213cm" svg:x2="15.125cm" svg:y2="19.712cm" draw:start-shape="id31" draw:start-glue-point="2" draw:end-shape="id32" draw:end-glue-point="0" svg:d="M15125 19213v499" svg:viewBox="0 0 1 500">
          <text:p/>
        </draw:connector>
        <draw:connector draw:style-name="gr9" draw:text-style-name="P2" draw:layer="layout" draw:type="line" svg:x1="15.125cm" svg:y1="20.462cm" svg:x2="15.125cm" svg:y2="20.963cm" draw:start-shape="id32" draw:start-glue-point="2" draw:end-shape="id33" draw:end-glue-point="0" svg:d="M15125 20462v501" svg:viewBox="0 0 1 502">
          <text:p/>
        </draw:connector>
        <draw:connector draw:style-name="gr10" draw:text-style-name="P2" draw:layer="layout" draw:type="line" svg:x1="15.125cm" svg:y1="21.713cm" svg:x2="15.125cm" svg:y2="22.212cm" draw:start-shape="id33" draw:end-shape="id34" draw:end-glue-point="0" svg:d="M15125 21713v499" svg:viewBox="0 0 1 500">
          <text:p/>
        </draw:connector>
        <draw:connector draw:style-name="gr11" draw:text-style-name="P2" draw:layer="layout" draw:type="line" svg:x1="15.125cm" svg:y1="2.462cm" svg:x2="15.125cm" svg:y2="3.462cm" draw:start-shape="id35" draw:start-glue-point="2" draw:end-shape="id19" draw:end-glue-point="0" svg:d="M15125 2462v1000" svg:viewBox="0 0 1 1001">
          <text:p/>
        </draw:connector>
        <draw:connector draw:style-name="gr12" draw:text-style-name="P2" draw:layer="layout" draw:type="line" svg:x1="15.125cm" svg:y1="22.962cm" svg:x2="15.125cm" svg:y2="24.197cm" draw:start-shape="id34" draw:start-glue-point="2" draw:end-shape="id36" draw:end-glue-point="0" svg:d="M15125 22962v1235" svg:viewBox="0 0 1 1236">
          <text:p/>
        </draw:connector>
        <draw:frame draw:style-name="gr14" draw:text-style-name="P4" xml:id="id35" draw:id="id35" draw:layer="layout" svg:width="1.912cm" svg:height="0.962cm" svg:x="14.169cm" svg:y="1.5cm">
          <draw:text-box>
            <text:p>Input</text:p>
          </draw:text-box>
        </draw:frame>
        <draw:frame draw:style-name="gr15" draw:text-style-name="P4" xml:id="id36" draw:id="id36" draw:layer="layout" svg:width="2.407cm" svg:height="0.962cm" svg:x="13.922cm" svg:y="24.197cm">
          <draw:text-box>
            <text:p>Output</text:p>
          </draw:text-box>
        </draw:frame>
      </draw:page>
      <draw:page draw:name="page2" draw:style-name="dp1" draw:master-page-name="Default">
        <draw:connector draw:style-name="gr2" draw:text-style-name="P2" draw:layer="layout" draw:type="line" svg:x1="5cm" svg:y1="9.125cm" svg:x2="5.5cm" svg:y2="9.125cm" draw:start-shape="id37" draw:start-glue-point="1" draw:end-shape="id38" draw:end-glue-point="3" svg:d="M5000 9125h500" svg:viewBox="0 0 501 1">
          <text:p/>
        </draw:connector>
        <draw:connector draw:style-name="gr3" draw:text-style-name="P2" draw:layer="layout" draw:type="line" svg:x1="6.25cm" svg:y1="9.125cm" svg:x2="6.75cm" svg:y2="9.125cm" draw:start-shape="id38" draw:start-glue-point="1" draw:end-shape="id39" draw:end-glue-point="3" svg:d="M6250 9125h500" svg:viewBox="0 0 501 1">
          <text:p/>
        </draw:connector>
        <draw:custom-shape draw:style-name="gr4" draw:text-style-name="P3" xml:id="id40" draw:id="id40" draw:layer="layout" svg:width="0.75cm" svg:height="0.75cm" draw:transform="rotate (1.5707963267949) translate (8.053cm 9.5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7.5cm" svg:y1="9.125cm" svg:x2="8.053cm" svg:y2="9.125cm" draw:start-shape="id39" draw:start-glue-point="1" draw:end-shape="id40" draw:end-glue-point="4" svg:d="M7500 9125h553" svg:viewBox="0 0 554 1">
          <text:p/>
        </draw:connector>
        <draw:connector draw:style-name="gr6" draw:text-style-name="P2" draw:layer="layout" draw:type="line" svg:x1="8.803cm" svg:y1="9.125cm" svg:x2="9.25cm" svg:y2="9.125cm" draw:start-shape="id40" draw:start-glue-point="8" draw:end-shape="id41" draw:end-glue-point="3" svg:d="M8803 9125h447" svg:viewBox="0 0 448 1">
          <text:p/>
        </draw:connector>
        <draw:connector draw:style-name="gr16" draw:text-style-name="P2" draw:layer="layout" svg:x1="4.625cm" svg:y1="7.5cm" svg:x2="8.428cm" svg:y2="8.75cm" draw:start-shape="id37" draw:start-glue-point="0" draw:end-shape="id40" draw:end-glue-point="10" svg:d="M4625 7500v-501h3803v1751" svg:viewBox="0 0 3804 1752">
          <text:p/>
        </draw:connector>
        <draw:custom-shape draw:style-name="gr4" draw:text-style-name="P3" xml:id="id43" draw:id="id43" draw:layer="layout" svg:width="0.75cm" svg:height="0.75cm" draw:transform="rotate (1.5707963267949) translate (13.053cm 9.5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2.5cm" svg:y1="9.125cm" svg:x2="13.053cm" svg:y2="9.125cm" draw:start-shape="id42" draw:start-glue-point="1" draw:end-shape="id43" draw:end-glue-point="4" svg:d="M12500 9125h553" svg:viewBox="0 0 554 1">
          <text:p/>
        </draw:connector>
        <draw:connector draw:style-name="gr6" draw:text-style-name="P2" draw:layer="layout" draw:type="line" svg:x1="13.803cm" svg:y1="9.125cm" svg:x2="14.25cm" svg:y2="9.125cm" draw:start-shape="id43" draw:start-glue-point="8" draw:end-shape="id44" draw:end-glue-point="3" svg:d="M13803 9125h447" svg:viewBox="0 0 448 1">
          <text:p/>
        </draw:connector>
        <draw:connector draw:style-name="gr16" draw:text-style-name="P2" draw:layer="layout" svg:x1="9.625cm" svg:y1="7.5cm" svg:x2="13.428cm" svg:y2="8.75cm" draw:start-shape="id41" draw:start-glue-point="0" draw:end-shape="id43" draw:end-glue-point="10" svg:d="M9625 7500v-501h3803v1751" svg:viewBox="0 0 3804 1752">
          <text:p/>
        </draw:connector>
        <draw:custom-shape draw:style-name="gr4" draw:text-style-name="P3" xml:id="id46" draw:id="id46" draw:layer="layout" svg:width="0.75cm" svg:height="0.75cm" draw:transform="rotate (1.5707963267949) translate (18.053cm 9.5cm)">
          <text:p text:style-name="P1">+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line" svg:x1="17.5cm" svg:y1="9.125cm" svg:x2="18.053cm" svg:y2="9.125cm" draw:start-shape="id45" draw:start-glue-point="1" draw:end-shape="id46" draw:end-glue-point="4" svg:d="M17500 9125h553" svg:viewBox="0 0 554 1">
          <text:p/>
        </draw:connector>
        <draw:connector draw:style-name="gr6" draw:text-style-name="P2" draw:layer="layout" draw:type="line" svg:x1="18.803cm" svg:y1="9.125cm" svg:x2="19.303cm" svg:y2="9.125cm" draw:start-shape="id46" draw:start-glue-point="8" svg:d="M18803 9125h500" svg:viewBox="0 0 501 1">
          <text:p/>
        </draw:connector>
        <draw:connector draw:style-name="gr16" draw:text-style-name="P2" draw:layer="layout" svg:x1="14.625cm" svg:y1="7.5cm" svg:x2="18.428cm" svg:y2="8.75cm" draw:start-shape="id44" draw:start-glue-point="0" draw:end-shape="id46" draw:end-glue-point="10" svg:d="M14625 7500v-501h3803v1751" svg:viewBox="0 0 3804 1752">
          <text:p/>
        </draw:connector>
        <draw:custom-shape draw:style-name="gr1" draw:text-style-name="P1" xml:id="id48" draw:id="id48" draw:layer="layout" svg:width="3.25cm" svg:height="0.75cm" draw:transform="rotate (-1.5707963267949) translate (21.25cm 7.5cm)">
          <text:p text:style-name="P1">Den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7" draw:id="id47" draw:layer="layout" svg:width="3.25cm" svg:height="0.75cm" draw:transform="rotate (-1.5707963267949) translate (20cm 7.5cm)">
          <text:p text:style-name="P1">Flatte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0" draw:id="id50" draw:layer="layout" svg:width="3.25cm" svg:height="0.75cm" draw:transform="rotate (-1.5707963267949) translate (23.75cm 7.5cm)">
          <text:p text:style-name="P1">Den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9" draw:id="id49" draw:layer="layout" svg:width="3.25cm" svg:height="0.75cm" draw:transform="rotate (-1.5707963267949) translate (22.5cm 7.5cm)">
          <text:p text:style-name="P1">Drop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draw:type="line" svg:x1="20cm" svg:y1="9.125cm" svg:x2="20.5cm" svg:y2="9.125cm" draw:start-shape="id47" draw:start-glue-point="0" draw:end-shape="id48" draw:end-glue-point="2" svg:d="M20000 9125h500" svg:viewBox="0 0 501 1">
          <text:p/>
        </draw:connector>
        <draw:connector draw:style-name="gr9" draw:text-style-name="P2" draw:layer="layout" draw:type="line" svg:x1="21.25cm" svg:y1="9.125cm" svg:x2="21.75cm" svg:y2="9.125cm" draw:start-shape="id48" draw:start-glue-point="0" draw:end-shape="id49" draw:end-glue-point="2" svg:d="M21250 9125h500" svg:viewBox="0 0 501 1">
          <text:p/>
        </draw:connector>
        <draw:connector draw:style-name="gr10" draw:text-style-name="P2" draw:layer="layout" draw:type="line" svg:x1="22.5cm" svg:y1="9.125cm" svg:x2="23cm" svg:y2="9.125cm" draw:start-shape="id49" draw:end-shape="id50" draw:end-glue-point="2" svg:d="M22500 9125h500" svg:viewBox="0 0 501 1">
          <text:p/>
        </draw:connector>
        <draw:connector draw:style-name="gr11" draw:text-style-name="P2" draw:layer="layout" draw:type="line" svg:x1="3.467cm" svg:y1="9.125cm" svg:x2="4.303cm" svg:y2="9.099cm" draw:start-shape="id51" draw:start-glue-point="0" svg:d="M3467 9125l836-26" svg:viewBox="0 0 837 27">
          <text:p/>
        </draw:connector>
        <draw:connector draw:style-name="gr12" draw:text-style-name="P2" draw:layer="layout" draw:type="line" svg:x1="23.75cm" svg:y1="9.125cm" svg:x2="24.538cm" svg:y2="9.125cm" draw:start-shape="id50" draw:start-glue-point="0" draw:end-shape="id52" draw:end-glue-point="2" svg:d="M23750 9125h788" svg:viewBox="0 0 789 1">
          <text:p/>
        </draw:connector>
        <draw:frame draw:style-name="gr14" draw:text-style-name="P4" xml:id="id51" draw:id="id51" draw:layer="layout" svg:width="1.912cm" svg:height="0.962cm" draw:transform="rotate (-1.5707963267949) translate (3.467cm 8.169cm)">
          <draw:text-box>
            <text:p>Input</text:p>
          </draw:text-box>
        </draw:frame>
        <draw:frame draw:style-name="gr15" draw:text-style-name="P4" xml:id="id52" draw:id="id52" draw:layer="layout" svg:width="2.407cm" svg:height="0.962cm" draw:transform="rotate (-1.5707963267949) translate (25.5cm 7.922cm)">
          <draw:text-box>
            <text:p>Output</text:p>
          </draw:text-box>
        </draw:frame>
        <draw:custom-shape draw:style-name="gr17" draw:text-style-name="P1" xml:id="id37" draw:id="id37" draw:layer="layout" svg:width="0.75cm" svg:height="3.25cm" svg:x="4.25cm" svg:y="7.5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39" draw:id="id39" draw:layer="layout" svg:width="0.75cm" svg:height="3.25cm" svg:x="6.75cm" svg:y="7.5cm">
          <text:p text:style-name="P1">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38" draw:id="id38" draw:layer="layout" svg:width="0.75cm" svg:height="3.25cm" svg:x="5.5cm" svg:y="7.5cm">
          <text:p text:style-name="P1">B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0cm" svg:y1="9.125cm" svg:x2="10.5cm" svg:y2="9.125cm" draw:start-shape="id41" draw:start-glue-point="1" draw:end-shape="id53" draw:end-glue-point="3" svg:d="M10000 9125h500" svg:viewBox="0 0 501 1">
          <text:p/>
        </draw:connector>
        <draw:connector draw:style-name="gr3" draw:text-style-name="P2" draw:layer="layout" draw:type="line" svg:x1="11.25cm" svg:y1="9.125cm" svg:x2="11.75cm" svg:y2="9.125cm" draw:start-shape="id53" draw:start-glue-point="1" draw:end-shape="id42" draw:end-glue-point="3" svg:d="M11250 9125h500" svg:viewBox="0 0 501 1">
          <text:p/>
        </draw:connector>
        <draw:custom-shape draw:style-name="gr17" draw:text-style-name="P1" xml:id="id41" draw:id="id41" draw:layer="layout" svg:width="0.75cm" svg:height="3.25cm" svg:x="9.25cm" svg:y="7.5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42" draw:id="id42" draw:layer="layout" svg:width="0.75cm" svg:height="3.25cm" svg:x="11.75cm" svg:y="7.5cm">
          <text:p text:style-name="P1">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53" draw:id="id53" draw:layer="layout" svg:width="0.75cm" svg:height="3.25cm" svg:x="10.5cm" svg:y="7.5cm">
          <text:p text:style-name="P1">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5cm" svg:y1="9.125cm" svg:x2="15.5cm" svg:y2="9.125cm" draw:start-shape="id44" draw:start-glue-point="1" draw:end-shape="id54" draw:end-glue-point="3" svg:d="M15000 9125h500" svg:viewBox="0 0 501 1">
          <text:p/>
        </draw:connector>
        <draw:connector draw:style-name="gr3" draw:text-style-name="P2" draw:layer="layout" draw:type="line" svg:x1="16.25cm" svg:y1="9.125cm" svg:x2="16.75cm" svg:y2="9.125cm" draw:start-shape="id54" draw:start-glue-point="1" draw:end-shape="id45" draw:end-glue-point="3" svg:d="M16250 9125h500" svg:viewBox="0 0 501 1">
          <text:p/>
        </draw:connector>
        <draw:custom-shape draw:style-name="gr17" draw:text-style-name="P1" xml:id="id44" draw:id="id44" draw:layer="layout" svg:width="0.75cm" svg:height="3.25cm" svg:x="14.25cm" svg:y="7.5cm">
          <text:p text:style-name="P1">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45" draw:id="id45" draw:layer="layout" svg:width="0.75cm" svg:height="3.25cm" svg:x="16.75cm" svg:y="7.5cm">
          <text:p text:style-name="P1">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xml:id="id54" draw:id="id54" draw:layer="layout" svg:width="0.75cm" svg:height="3.25cm" svg:x="15.5cm" svg:y="7.5cm">
          <text:p text:style-name="P1">H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6T15:41:07.198351406</meta:creation-date>
    <dc:date>2021-10-26T16:04:28.131415918</dc:date>
    <meta:editing-duration>PT2M36S</meta:editing-duration>
    <meta:editing-cycles>1</meta:editing-cycles>
    <meta:document-statistic meta:object-count="114"/>
    <meta:generator>LibreOffice/7.1.6.2$Linux_X86_64 LibreOffice_project/10$Build-2</meta:generator>
  </office:meta>
</office:document-meta>
</file>